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unSans Regular" svg:font-family="'SunSans Regular', SunSans-Regular, Geneva, Arial, Helvetica, 'Lucida Sans', Sans-Serif"/>
    <style:font-face style:name="SunSans-Demi" svg:font-family="SunSans-Demi"/>
    <style:font-face style:name="Tahoma1" svg:font-family="Tahoma"/>
    <style:font-face style:font-family-generic="roman" style:font-pitch="variable" style:name="Times New Roman" svg:font-family="'Times New Roman'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name="ae8006f">
      <style:paragraph-properties fo:text-align="center"/>
    </style:style>
    <style:style style:family="paragraph" style:name="a1fdc8d">
      <style:paragraph-properties fo:text-align="center"/>
    </style:style>
  </office:automatic-styles>
  <office:body>
    <office:text>
      <text:p text:style-name="a1fdc8d">AAA</text:p>
      <text:p text:style-name="ae8006f">BB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unSans Regular" svg:font-family="'SunSans Regular', SunSans-Regular, Geneva, Arial, Helvetica, 'Lucida Sans', Sans-Serif"/>
    <style:font-face style:name="SunSans-Demi" svg:font-family="SunSans-Demi"/>
    <style:font-face style:name="Tahoma1" svg:font-family="Tahoma"/>
    <style:font-face style:font-family-generic="roman" style:font-pitch="variable" style:name="Times New Roman" svg:font-family="'Times New Roman'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2.0pt" style:font-name="SunSans Regular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="SunSans-Demi"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4S</meta:editing-duration>
  </office:meta>
</office:document-meta>
</file>